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98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2.091cm"/>
    </style:style>
    <style:style style:name="Table1.1" style:family="table-row">
      <style:table-row-properties style:min-row-height="2.0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3.995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625cm"/>
    </style:style>
    <style:style style:name="P1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rsid="0001b3d0" officeooo:paragraph-rsid="0001b3d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style:text-underline-style="none" fo:font-weight="bold" officeooo:rsid="0001b3d0" officeooo:paragraph-rsid="0001b3d0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01b3d0" officeooo:paragraph-rsid="0001b3d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29229" officeooo:paragraph-rsid="00029229" style:font-size-asian="15pt" style:font-style-asian="italic" style:font-weight-asian="normal" style:font-size-complex="15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normal" officeooo:rsid="00062206" officeooo:paragraph-rsid="00062206" style:font-size-asian="15pt" style:font-style-asian="italic" style:font-weight-asian="normal" style:font-size-complex="15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style:text-underline-style="none" fo:font-weight="normal" officeooo:rsid="0010e624" officeooo:paragraph-rsid="0010e624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8" style:family="paragraph" style:parent-style-name="Table_20_Contents">
      <style:paragraph-properties fo:text-align="start" style:justify-single-word="false"/>
      <style:text-properties fo:font-size="15pt" officeooo:paragraph-rsid="00062206" style:font-size-asian="15pt" style:font-size-complex="15pt"/>
    </style:style>
    <style:style style:name="P9" style:family="paragraph" style:parent-style-name="Table_20_Contents">
      <style:paragraph-properties fo:text-align="start" style:justify-single-word="false"/>
      <style:text-properties fo:font-size="15pt" officeooo:rsid="00062206" officeooo:paragraph-rsid="00062206" style:font-size-asian="15pt" style:font-size-complex="15pt"/>
    </style:style>
    <style:style style:name="P10" style:family="paragraph" style:parent-style-name="Table_20_Contents">
      <style:paragraph-properties fo:text-align="start" style:justify-single-word="false"/>
      <style:text-properties fo:font-size="15pt" fo:font-style="italic" officeooo:rsid="00062206" officeooo:paragraph-rsid="00062206" style:font-size-asian="15pt" style:font-style-asian="italic" style:font-size-complex="15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fo:font-size="15pt" fo:font-style="italic" officeooo:rsid="0007c6b6" officeooo:paragraph-rsid="0007c6b6" style:font-size-asian="15pt" style:font-style-asian="italic" style:font-size-complex="15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000000" fo:font-size="14pt" fo:font-style="italic" style:text-underline-style="solid" style:text-underline-width="auto" style:text-underline-color="font-color" fo:font-weight="bold" officeooo:rsid="0001b3d0" officeooo:paragraph-rsid="0001b3d0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normal" officeooo:rsid="0001b3d0" officeooo:paragraph-rsid="0001b3d0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rsid="0001b3d0" officeooo:paragraph-rsid="0001b3d0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rsid="00029229" officeooo:paragraph-rsid="00029229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ize="14pt" fo:font-style="italic" style:text-underline-style="none" fo:font-weight="normal" officeooo:rsid="00042833" officeooo:paragraph-rsid="00042833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029229" officeooo:paragraph-rsid="0002922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bold" officeooo:rsid="00042833" officeooo:paragraph-rsid="0004283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4pt" fo:font-style="normal" style:text-underline-style="none" fo:font-weight="normal" officeooo:rsid="00029229" officeooo:paragraph-rsid="00029229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5pt" fo:font-style="italic" style:text-underline-style="none" fo:font-weight="normal" officeooo:rsid="00029229" officeooo:paragraph-rsid="00029229" style:font-size-asian="15pt" style:font-style-asian="italic" style:font-weight-asian="normal" style:font-size-complex="15pt" style:font-style-complex="italic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fo:font-size="15pt" fo:font-style="italic" style:text-underline-style="none" fo:font-weight="normal" officeooo:rsid="00042833" officeooo:paragraph-rsid="00042833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ize="15pt" fo:font-style="italic" style:text-underline-style="none" fo:font-weight="normal" officeooo:rsid="00042833" officeooo:paragraph-rsid="00042833" style:font-size-asian="15pt" style:font-style-asian="italic" style:font-weight-asian="normal" style:font-size-complex="15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5pt" fo:font-style="italic" style:text-underline-style="solid" style:text-underline-width="auto" style:text-underline-color="font-color" fo:font-weight="normal" officeooo:rsid="00062206" officeooo:paragraph-rsid="00062206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5pt" fo:font-style="italic" style:text-underline-style="solid" style:text-underline-width="auto" style:text-underline-color="font-color" fo:font-weight="normal" officeooo:rsid="0010e624" officeooo:paragraph-rsid="00062206" style:font-size-asian="15pt" style:font-style-asian="italic" style:font-weight-asian="normal" style:font-size-complex="15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5pt" fo:font-style="normal" style:text-underline-style="none" fo:font-weight="normal" officeooo:rsid="00062206" officeooo:paragraph-rsid="00062206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10e624" officeooo:paragraph-rsid="0010e624" style:font-size-asian="16pt" style:font-style-asian="italic" style:font-weight-asian="normal" style:font-size-complex="16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6pt" fo:font-style="italic" style:text-underline-style="none" fo:font-weight="normal" officeooo:rsid="00062206" officeooo:paragraph-rsid="00062206" style:font-size-asian="16pt" style:font-style-asian="italic" style:font-weight-asian="normal" style:font-size-complex="16pt" style:font-style-complex="italic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1b3d0" officeooo:paragraph-rsid="0001b3d0" style:font-size-asian="14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5pt" fo:font-style="italic" fo:font-weight="normal" officeooo:rsid="00042833" officeooo:paragraph-rsid="00042833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/>
    </style:style>
    <style:style style:name="T3" style:family="text">
      <style:text-properties fo:color="#000000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officeooo:rsid="00042833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none" officeooo:rsid="0005a85d"/>
    </style:style>
    <style:style style:name="T9" style:family="text">
      <style:text-properties fo:color="#0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color="#000000" officeooo:rsid="000e5893"/>
    </style:style>
    <style:style style:name="T11" style:family="text">
      <style:text-properties fo:color="#000000" officeooo:rsid="0010e624"/>
    </style:style>
    <style:style style:name="T12" style:family="text">
      <style:text-properties fo:color="#000000" officeooo:rsid="0011b038"/>
    </style:style>
    <style:style style:name="T13" style:family="text">
      <style:text-properties fo:font-size="16pt" fo:font-style="italic" officeooo:rsid="00062206" style:font-size-asian="16pt" style:font-style-asian="italic" style:font-size-complex="16pt" style:font-style-complex="italic"/>
    </style:style>
    <style:style style:name="T14" style:family="text">
      <style:text-properties fo:font-size="16pt" fo:font-style="italic" officeooo:rsid="0007c6b6" style:font-size-asian="16pt" style:font-style-asian="italic" style:font-size-complex="16pt" style:font-style-complex="italic"/>
    </style:style>
    <style:style style:name="T15" style:family="text">
      <style:text-properties officeooo:rsid="000e5893"/>
    </style:style>
    <style:style style:name="T16" style:family="text">
      <style:text-properties officeooo:rsid="0010e624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HOC NETWORKS</text:p>
      <text:p text:style-name="P1"/>
      <text:p text:style-name="P2">SUMMER INTERNSHIP 2018 (4<text:span text:style-name="T1">th</text:span> JUNE)</text:p>
      <text:p text:style-name="P2"/>
      <text:p text:style-name="P2"><text:span text:style-name="T4">Name of TEAM <text:s/>: </text:span><text:span text:style-name="T5">TEAM <text:s/>M</text:span></text:p>
      <text:p text:style-name="P12"/>
      <text:list xml:id="list1550442936198366545" text:style-name="L1">
        <text:list-item>
          <text:p text:style-name="P28"><text:span text:style-name="T2">Mayur Arya </text:span><text:span text:style-name="T10"><text:s text:c="21"/>Amity University</text:span></text:p>
        </text:list-item>
        <text:list-item>
          <text:p text:style-name="P28"><text:span text:style-name="T2">Mudit Shah </text:span><text:span text:style-name="T10"><text:s text:c="21"/>C.T.A.E , Udaipur</text:span></text:p>
        </text:list-item>
        <text:list-item>
          <text:p text:style-name="P28"><text:span text:style-name="T2">Prachi Chattar <text:s text:c="15"/></text:span><text:span text:style-name="T10">Mody University</text:span></text:p>
        </text:list-item>
        <text:list-item>
          <text:p text:style-name="P28"><text:span text:style-name="T2">Vishal Maheshwari <text:s text:c="8"/></text:span><text:span text:style-name="T10">C.T.A.E <text:s/>,Udaipur</text:span></text:p>
        </text:list-item>
        <text:list-item>
          <text:p text:style-name="P28"><text:span text:style-name="T2">Yash Maroti <text:s text:c="20"/></text:span><text:span text:style-name="T10">Amity University</text:span></text:p>
        </text:list-item>
      </text:list>
      <text:p text:style-name="P14"/>
      <text:p text:style-name="P14"/>
      <text:p text:style-name="P3"><text:span text:style-name="T2">PROJECT <text:s text:c="2"/>-&gt; <text:s/></text:span><text:span text:style-name="T3"><text:s/>Disease Detection using Machine learning algorithms.</text:span></text:p>
      <text:p text:style-name="P13"/>
      <text:p text:style-name="P17">Technologies Used -&gt;</text:p>
      <text:p text:style-name="P15">Platform : UBUNTU 16:04 </text:p>
      <text:p text:style-name="P15">Programming Language : Python2 and Python3</text:p>
      <text:p text:style-name="P15">Web Framework : Python CGI ,HTML, CSS</text:p>
      <text:p text:style-name="P15">Technology : Machine learning (Classifier Algorithms)</text:p>
      <text:p text:style-name="P16">Methodology : Agile</text:p>
      <text:p text:style-name="P16"/>
      <text:p text:style-name="P15"/>
      <text:p text:style-name="P17">DESCRIPTION -&gt;</text:p>
      <text:p text:style-name="P17"/>
      <text:p text:style-name="P20">As the name suggests the idea revolves around the medical science and healthcare.</text:p>
      <text:p text:style-name="P4"><text:span text:style-name="T2">With respect to current scenario , the model is designed in such a way that we can predict or forecast the proablity of person is afflicted with some disease <text:s/></text:span><text:span text:style-name="T6">or not</text:span><text:span text:style-name="T2">. With this approach several lives can be saved.</text:span></text:p>
      <text:p text:style-name="P20"/>
      <text:p text:style-name="P18">PRODUCT :</text:p>
      <text:p text:style-name="P18"/>
      <text:list xml:id="list7984532995064672221" text:style-name="L2">
        <text:list-item>
          <text:p text:style-name="P21">A person who feels uneasy or disconfort will Sign Up and create its account.</text:p>
        </text:list-item>
        <text:list-item>
          <text:p text:style-name="P21">After this person can go to desired login page .</text:p>
        </text:list-item>
        <text:list-item>
          <text:p text:style-name="P21">Then the Patient needs to write down the symptoms he/she observed during a stipulated time period.</text:p>
        </text:list-item>
        <text:list-item>
          <text:p text:style-name="P21">After providing the Symptoms on the form and submitting.</text:p>
        </text:list-item>
        <text:list-item>
          <text:p text:style-name="P29"><text:span text:style-name="T7">Processing will be done and the </text:span><text:span text:style-name="T8">Medical Report </text:span><text:span text:style-name="T7">will be displayed.</text:span></text:p>
        </text:list-item>
        <text:list-item>
          <text:p text:style-name="P21">Moreover Patient can also see the remedial measures for a particular disease.</text:p>
        </text:list-item>
        <text:list-item>
          <text:p text:style-name="P21">Can also consult to the nearby Doctors of that area.</text:p>
          <text:p text:style-name="P21"/>
        </text:list-item>
      </text:list>
      <text:p text:style-name="P22"><text:soft-page-break/></text:p>
      <text:p text:style-name="P23"/>
      <text:p text:style-name="P23"/>
      <text:p text:style-name="P23">DIVISON OF <text:s/>WORK <text:s/>AMONG TEAM -&gt;</text:p>
      <text:p text:style-name="P23"/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s/>MAYUR ARYA</text:p>
            <text:p text:style-name="P9">(Member 1)</text:p>
          </table:table-cell>
          <table:table-cell table:style-name="Table1.B1" office:value-type="string">
            <text:p text:style-name="P10">Would work on Database Design and deals with modules of python such as Numpy and Pandas</text:p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9">VISHAL MAHESHWARI</text:p>
            <text:p text:style-name="P9">(Member 2)</text:p>
            <text:p text:style-name="P9"/>
            <text:p text:style-name="P9">MUDIT SHAH</text:p>
            <text:p text:style-name="P9">(Member 3)</text:p>
          </table:table-cell>
          <table:table-cell table:style-name="Table1.B2" office:value-type="string">
            <text:p text:style-name="P8"><text:s/></text:p>
            <text:p text:style-name="P8"><text:span text:style-name="T13">They would like to work machine learning algorithms <text:s/>such as Native Bayes Classifier and K <text:s text:c="2"/>Nearest Neighbors</text:span><text:span text:style-name="T14"> and process the result.</text:span></text:p>
          </table:table-cell>
        </table:table-row>
        <table:table-row table:style-name="Table1.3">
          <table:table-cell table:style-name="Table1.A2" office:value-type="string">
            <text:p text:style-name="P9">PRACHI CHATTAR</text:p>
            <text:p text:style-name="P9">(Member 4)</text:p>
            <text:p text:style-name="P9"/>
            <text:p text:style-name="P9">YASH MAROTI</text:p>
            <text:p text:style-name="P9">(Member 5)</text:p>
          </table:table-cell>
          <table:table-cell table:style-name="Table1.B2" office:value-type="string">
            <text:p text:style-name="P7"/>
            <text:p text:style-name="P11">Involved in Front-end Design and <text:s/><text:span text:style-name="T16">deals with </text:span>various <text:span text:style-name="T15">activites such as Face detection and will come out with final presentation.</text:span></text:p>
          </table:table-cell>
        </table:table-row>
      </table:table>
      <text:p text:style-name="P25"/>
      <text:p text:style-name="P5"><text:span text:style-name="T2"><text:s/></text:span><text:span text:style-name="T11">Example :</text:span></text:p>
      <text:p text:style-name="P24"/>
      <text:p text:style-name="P26">Symptom 1: Abdominal Pain and cramps</text:p>
      <text:p text:style-name="P26">Symptom 2: Vomiting</text:p>
      <text:p text:style-name="P26">Symptom3 : Fever</text:p>
      <text:p text:style-name="P26"/>
      <text:p text:style-name="P6"><text:span text:style-name="T2"><text:s text:c="6"/></text:span><text:span text:style-name="T5">OUTCOME</text:span><text:span text:style-name="T2"> : Proability of person is infected through DIARRHOEA.</text:span></text:p>
      <text:p text:style-name="P26"/>
      <text:p text:style-name="P26"/>
      <text:p text:style-name="P6"><text:span text:style-name="T9">Conclusion</text:span><text:span text:style-name="T2">: WE hope that we </text:span><text:span text:style-name="T12">have planned the things very well as much as <text:s/>possible .Any suggestions or change in requirements are extremely welcome....</text:span></text:p>
      <text:p text:style-name="P26"/>
      <text:p text:style-name="P26"/>
      <text:p text:style-name="P27"/>
      <text:p text:style-name="P19"/>
      <text:p text:style-name="P19"/>
      <text:p text:style-name="P19"/>
      <text:p text:style-name="P19"><text:soft-page-break/></text:p>
      <text:p text:style-name="P17"><text:s/>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3:57:42.277080940</meta:creation-date>
    <dc:date>2018-06-23T15:20:55.111528409</dc:date>
    <meta:editing-duration>PT28M17S</meta:editing-duration>
    <meta:editing-cycles>6</meta:editing-cycles>
    <meta:generator>LibreOffice/5.1.2.2$Linux_X86_64 LibreOffice_project/10m0$Build-2</meta:generator>
    <meta:document-statistic meta:table-count="1" meta:image-count="0" meta:object-count="0" meta:page-count="3" meta:paragraph-count="48" meta:word-count="351" meta:character-count="2172" meta:non-whitespace-character-count="1768"/>
  </office:meta>
</office:document-meta>
</file>